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tyles.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969cm"/>
    </style:style>
    <style:style style:name="co2" style:family="table-column">
      <style:table-column-properties fo:break-before="auto" style:column-width="17.891cm"/>
    </style:style>
    <style:style style:name="co3" style:family="table-column">
      <style:table-column-properties fo:break-before="auto" style:column-width="3.295cm"/>
    </style:style>
    <style:style style:name="co4"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office:automatic-styles>
  <office:body>
    <office:spreadsheet>
      <table:calculation-settings table:automatic-find-labels="false" table:use-regular-expressions="false" table:use-wildcards="true"/>
      <table:table table:name="comments_71aa081468a396667b54e4e525ce2fb29e64db07_classified" table:style-name="ta1">
        <table:table-column table:style-name="co1" table:default-cell-style-name="Default"/>
        <table:table-column table:style-name="co2" table:default-cell-style-name="Default"/>
        <table:table-column table:style-name="co3" table:default-cell-style-name="Default"/>
        <table:table-column table:style-name="co4" table:number-columns-repeated="4" table:default-cell-style-name="Default"/>
        <table:table-row table:style-name="ro1">
          <table:table-cell office:value-type="string" calcext:value-type="string">
            <text:p>Type</text:p>
          </table:table-cell>
          <table:table-cell office:value-type="string" calcext:value-type="string">
            <text:p>Comment</text:p>
          </table:table-cell>
          <table:table-cell office:value-type="string" calcext:value-type="string">
            <text:p>Predicted Label</text:p>
          </table:table-cell>
          <table:table-cell office:value-type="string" calcext:value-type="string">
            <text:p>Score</text:p>
          </table:table-cell>
          <table:table-cell table:number-columns-repeated="3"/>
        </table:table-row>
        <table:table-row table:style-name="ro1">
          <table:table-cell office:value-type="string" calcext:value-type="string">
            <text:p>multi_line</text:p>
          </table:table-cell>
          <table:table-cell office:value-type="string" calcext:value-type="string">
            <text:p>copyright 2014 jmrozanec licensed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utility class for string validations.</text:p>
          </table:table-cell>
          <table:table-cell office:value-type="string" calcext:value-type="string">
            <text:p>RELEVANT</text:p>
          </table:table-cell>
          <table:table-cell office:value-type="string" calcext:value-type="string">
            <text:p>TRUE POSITIVE</text:p>
          </table:table-cell>
          <table:table-cell/>
          <table:table-cell table:formula="of:=SUMPRODUCT([.D2:.D446]=&quot;TRUE POSITIVE&quot;)" office:value-type="float" office:value="360" calcext:value-type="float">
            <text:p>360</text:p>
          </table:table-cell>
          <table:table-cell office:value-type="string" calcext:value-type="string">
            <text:p>TRUE POSITIVE</text:p>
          </table:table-cell>
        </table:table-row>
        <table:table-row table:style-name="ro1">
          <table:table-cell office:value-type="string" calcext:value-type="string">
            <text:p>multi_line</text:p>
          </table:table-cell>
          <table:table-cell office:value-type="string" calcext:value-type="string">
            <text:p>copyright 2014 jmrozanec <text:s/>licensed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p>
          </table:table-cell>
          <table:table-cell office:value-type="string" calcext:value-type="string">
            <text:p>COPYRIGHT</text:p>
          </table:table-cell>
          <table:table-cell office:value-type="string" calcext:value-type="string">
            <text:p>TRUE NEGATIVE</text:p>
          </table:table-cell>
          <table:table-cell/>
          <table:table-cell table:formula="of:=SUMPRODUCT([.D2:.D446]=&quot;FALSE POSITIVE&quot;)" office:value-type="float" office:value="0" calcext:value-type="float">
            <text:p>0</text:p>
          </table:table-cell>
          <table:table-cell office:value-type="string" calcext:value-type="string">
            <text:p>FALSE POSITIVE</text:p>
          </table:table-cell>
        </table:table-row>
        <table:table-row table:style-name="ro1">
          <table:table-cell office:value-type="string" calcext:value-type="string">
            <text:p>multi_line</text:p>
          </table:table-cell>
          <table:table-cell office:value-type="string" calcext:value-type="string">
            <text:p>created by kiran on 19/3/17.</text:p>
          </table:table-cell>
          <table:table-cell office:value-type="string" calcext:value-type="string">
            <text:p>RELEVANT</text:p>
          </table:table-cell>
          <table:table-cell office:value-type="string" calcext:value-type="string">
            <text:p>TRUE POSITIVE</text:p>
          </table:table-cell>
          <table:table-cell/>
          <table:table-cell table:formula="of:=SUMPRODUCT([.D2:.D446]=&quot;TRUE NEGATIVE&quot;)" office:value-type="float" office:value="84" calcext:value-type="float">
            <text:p>84</text:p>
          </table:table-cell>
          <table:table-cell office:value-type="string" calcext:value-type="string">
            <text:p>TRUE NEGATIVE</text:p>
          </table:table-cell>
        </table:table-row>
        <table:table-row table:style-name="ro1">
          <table:table-cell office:value-type="string" calcext:value-type="string">
            <text:p>multi_line</text:p>
          </table:table-cell>
          <table:table-cell office:value-type="string" calcext:value-type="string">
            <text:p>@param t - some parameter @return r - result</text:p>
          </table:table-cell>
          <table:table-cell office:value-type="string" calcext:value-type="string">
            <text:p>RELEVANT</text:p>
          </table:table-cell>
          <table:table-cell office:value-type="string" calcext:value-type="string">
            <text:p>TRUE POSITIVE</text:p>
          </table:table-cell>
          <table:table-cell/>
          <table:table-cell table:formula="of:=SUMPRODUCT([.D2:.D446]=&quot;FALSE NEGATIVE&quot;)" office:value-type="float" office:value="1" calcext:value-type="float">
            <text:p>1</text:p>
          </table:table-cell>
          <table:table-cell office:value-type="string" calcext:value-type="string">
            <text:p>FALSE NEGATIVE</text:p>
          </table:table-cell>
        </table:table-row>
        <table:table-row table:style-name="ro1">
          <table:table-cell office:value-type="string" calcext:value-type="string">
            <text:p>multi_line</text:p>
          </table:table-cell>
          <table:table-cell office:value-type="string" calcext:value-type="string">
            <text:p>copyright 2015 jmrozanec licensed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p>
          </table:table-cell>
          <table:table-cell office:value-type="string" calcext:value-type="string">
            <text:p>COPYRIGHT</text:p>
          </table:table-cell>
          <table:table-cell office:value-type="string" calcext:value-type="string">
            <text:p>TRUE NEGATIVE</text:p>
          </table:table-cell>
          <table:table-cell/>
          <table:table-cell table:formula="of:=SUM([.F3:.F6])" office:value-type="float" office:value="445" calcext:value-type="float">
            <text:p>445</text:p>
          </table:table-cell>
          <table:table-cell/>
        </table:table-row>
        <table:table-row table:style-name="ro1">
          <table:table-cell office:value-type="string" calcext:value-type="string">
            <text:p>single_line</text:p>
          </table:table-cell>
          <table:table-cell office:value-type="string" calcext:value-type="string">
            <text:p>calculate the square root</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note that this is somewhat-improperly used from verify.java as well.</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null -&gt; `null`</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start substituting the arguments into the '%s' placeholders</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if we run out of placeholders, append the extra args in square braces</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copyright (c) 2007 the guava authors <text:s/>licensed under the apache license, version 2.0 (the `license`); you may not use this file except in compliance with the license. you may obtain a copy of the license at <text:s/>http://www.apache.org/licenses/license-2.0 <text:s/>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lt;h2&gt;&lt;/h2&gt; due to: https://bugs.openjdk.java.net/browse/jdk-8219801 <text:s/>static convenience methods that help a method or constructor check whether it was invoked. correctly (whether its &lt;i&gt;preconditions&lt;/i&gt; have been met). these methods generally accept a {@code boolean} expression which is expected to be {@code true} (or in the case of {@code checknotnull}, an object reference which is expected to be non-null). when {@code false} (or {@code null}) is passed instead, the {@code preconditions} method throws an unchecked exception, which helps the calling method communicate to &lt;i&gt;its&lt;/i&gt; caller that &lt;i&gt;that&lt;/i&gt; caller has made a mistake. example: &lt;pre&gt; <text:s text:c="2"/>{@code <text:s/>* * returns the positive square root of the given value. * * @throws illegalargumentexception if the value is negative *}{@code / public static double sqrt(double value) { preconditions.checkargument(value &gt;= 0.0, `negative value: %s`, value); // calculate the square root } <text:s/>void examplebadcaller() { double d = sqrt(-1.0); }}&lt;/pre&gt; <text:s/>&lt;p&gt;in this example, {@code checkargument} throws an {@code illegalargumentexception} to indicate that {@code examplebadcaller} made an error in &lt;i&gt;its&lt;/i&gt; call to {@code sqrt}. <text:s/>&lt;h3&gt;warning about performance&lt;/h3&gt; <text:s/>&lt;p&gt;the goal of this class is to improve readability of code, but in some circumstances this may come at a significant performance cost. remember that parameter values for message construction must all be computed eagerly, and autoboxing and varargs array creation may happen as well, even when the precondition check then succeeds (as it should almost always do in production). in some circumstances these wasted cpu cycles and allocations can add up to a real problem. performance-sensitive precondition checks can always be converted to the customary form: &lt;pre&gt; <text:s text:c="2"/>{@code <text:s/>if (value &lt; 0.0) { throw new illegalargumentexception(`negative value: ` + value); }}&lt;/pre&gt; <text:s/>&lt;h3&gt;other types of preconditions&lt;/h3&gt; <text:s/>&lt;p&gt;not every type of precondition failure is supported by these methods. continue to throw standard jdk exceptions such as {@link java.util.nosuchelementexception} or {@link unsupportedoperationexception} in the situations they are intended for. <text:s/>&lt;h3&gt;non-preconditions&lt;/h3&gt; <text:s/>&lt;p&gt;it is of course possible to use the methods of this class to check for invalid conditions which are &lt;i&gt;not the caller's fault&lt;/i&gt;. doing so is &lt;b&gt;not recommended&lt;/b&gt; because it is misleading to future readers of the code and of stack traces. see &lt;a href=`http://code.google.com/p/guava-libraries/wiki/conditionalfailuresexplained`&gt;conditional failures explained&lt;/a&gt; in the guava user guide for more advice. <text:s/>&lt;h3&gt;{@code java.util.objects.requirenonnull()}&lt;/h3&gt; <text:s/>&lt;p&gt;projects which use {@code com.google.common} should generally avoid the use of {@link java.util.objects#requirenonnull(object)}. instead, use whichever of {@link #checknotnull(object)} or verify#verifynotnull(object) is appropriate to the situation. (the same goes for the message-accepting overloads.) <text:s/>&lt;h3&gt;only {@code %s} is supported&lt;/h3&gt; <text:s/>&lt;p&gt;in {@code preconditions} error message template strings, only the {@code `%s`} specifier is supported, not the full range of {@link java.util.formatter} specifiers. <text:s/>&lt;h3&gt;more information&lt;/h3&gt; <text:s/>&lt;p&gt;see the guava user guide on &lt;a href=`http://code.google.com/p/guava-libraries/wiki/preconditionsexplained`&gt;using {@code preconditions}&lt;/a&gt;. <text:s/>@author kevin bourrillion @since 2.0 (imported from google collections library)</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ensures the truth of an expression involving one or more parameters to the calling method. <text:s/>@param expression <text:s text:c="2"/>a boolean expression @param errormessage the exception message to use if the check fails; will be converted to a string using {@link string#valueof(object)} @throws illegalargumentexception if {@code expression} is fals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ensures the truth of an expression involving one or more parameters to the calling method. <text:s/>@param expression <text:s text:c="10"/>a boolean expression @param errormessagetemplate a template for the exception message should the check fail. the message is formed by replacing each {@code %s} placeholder in the template with an argument. these are matched by position - the first {@code %s} gets {@code errormessageargs[0]}, etc. <text:s/>unmatched arguments will be appended to the formatted message in square braces. unmatched placeholders will be left as-is. @param errormessageargs <text:s text:c="4"/>the arguments to be substituted into the message template. arguments are converted to strings using {@link string#valueof(object)}. @throws illegalargumentexception if {@code expression} is false @throws nullpointerexception <text:s text:c="4"/>if the check fails and either {@code errormessagetemplate} or {@code errormessageargs} is null (don't let this happen)</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ensures the truth of an expression involving the state of the calling instance, but not. involving any parameters to the calling method. <text:s/>@param expression <text:s text:c="10"/>a boolean expression @param errormessagetemplate a template for the exception message should the check fail. the message is formed by replacing each {@code %s} placeholder in the template with an argument. these are matched by position - the first {@code %s} gets {@code errormessageargs[0]}, etc. <text:s/>unmatched arguments will be appended to the formatted message in square braces. unmatched placeholders will be left as-is. @param errormessageargs <text:s text:c="4"/>the arguments to be substituted into the message template. arguments are converted to strings using {@link string#valueof(object)}. @throws illegalstateexception if {@code expression} is false @throws nullpointerexception <text:s/>if the check fails and either {@code errormessagetemplate} or {@code errormessageargs} is null (don't let this happen)</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ensures that an object reference passed as a parameter to the calling method is not null. <text:s/>@param reference an object reference @return t - the non-null reference that was validated @throws nullpointerexception if {@code reference} is null</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ensures that an object reference passed as a parameter to the calling method is not null. <text:s/>@param reference <text:s text:c="3"/>an object reference @param errormessage the exception message to use if the check fails; will be converted to a string using {@link string#valueof(object)} @return the non-null reference that was validated @throws nullpointerexception if {@code reference} is null</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ensures that a string reference passed as a parameter to the calling method is not null. nor empty. <text:s/>@param reference <text:s text:c="3"/>a string reference @param errormessage the exception message to use if the check fails; will be converted to a string using {@link string#valueof(object)} @return the non-null reference that was validated @throws nullpointerexception <text:s text:c="4"/>if {@code reference} is null @throws illegalargumentexception if {@code reference} is empty</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ensures that a collection reference passed as a parameter to the calling method is not null. nor empty. <text:s/>@param reference <text:s text:c="3"/>a collection reference @param errormessage the exception message to use if the check fails; will be converted to a string using {@link string#valueof(object)} @return the non-null reference that was validated @throws nullpointerexception <text:s text:c="4"/>if {@code reference} is null @throws illegalargumentexception if {@code reference} is empty</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substitutes each {@code %s} in {@code template} with an argument. these are matched by position: the first {@code %s} gets {@code args[0]}, etc. <text:s/>if there are more arguments than placeholders, the unmatched arguments will be appended to the end of the formatted message in square braces. <text:s/>@param nullabletemplate a non-null string containing 0 or more {@code %s} placeholders. @param args <text:s text:c="12"/>the arguments to be substituted into the message template. arguments are converted to strings using {@link string#valueof(object)}. arguments can be null.</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copyright 2014 jmrozanec licensed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copyright (c) 2006 the guava authors <text:s/>licensed under the apache license, version 2.0 (the `license`); you may not use this file except in compliance with the license. you may obtain a copy of the license at <text:s/>http://www.apache.org/licenses/license-2.0 <text:s/>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annotates a program element that exists, or is more widely visible than. otherwise necessary, only for use in test code. <text:s/>@author johannes henkel</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single_line</text:p>
          </table:table-cell>
          <table:table-cell office:value-type="string" calcext:value-type="string">
            <text:p>2+ [xxx+2]/7*5</text:p>
          </table:table-cell>
          <table:table-cell office:value-type="string" calcext:value-type="string">
            <text:p>AUXILIARY</text:p>
          </table:table-cell>
          <table:table-cell office:value-type="string" calcext:value-type="string">
            <text:p>FALS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copyright 2014 jmrozanec licensed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single_line</text:p>
          </table:table-cell>
          <table:table-cell office:value-type="string" calcext:value-type="string">
            <text:p>prevent instantiation</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copyright 2014 jmrozanec <text:s/>licensed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single_line</text:p>
          </table:table-cell>
          <table:table-cell office:value-type="string" calcext:value-type="string">
            <text:p>@immutabl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empty checks</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text:p>
          </table:table-cell>
          <table:table-cell office:value-type="string" calcext:value-type="string">
            <text:p>AUXILIARY</text:p>
          </table:table-cell>
          <table:table-cell office:value-type="string" calcext:value-type="string">
            <text:p>TRUE NEGATIVE</text:p>
          </table:table-cell>
          <table:table-cell table:number-columns-repeated="3"/>
        </table:table-row>
        <table:table-row table:style-name="ro1">
          <table:table-cell office:value-type="string" calcext:value-type="string">
            <text:p>single_line</text:p>
          </table:table-cell>
          <table:table-cell office:value-type="string" calcext:value-type="string">
            <text:p>containsany</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text:p>
          </table:table-cell>
          <table:table-cell office:value-type="string" calcext:value-type="string">
            <text:p>AUXILIARY</text:p>
          </table:table-cell>
          <table:table-cell office:value-type="string" calcext:value-type="string">
            <text:p>TRUE NEGATIVE</text:p>
          </table:table-cell>
          <table:table-cell table:number-columns-repeated="3"/>
        </table:table-row>
        <table:table-row table:style-name="ro1">
          <table:table-cell office:value-type="string" calcext:value-type="string">
            <text:p>single_line</text:p>
          </table:table-cell>
          <table:table-cell office:value-type="string" calcext:value-type="string">
            <text:p>missing low surrogate, fine, like string.indexof(string)</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ch is in the basic multilingual plan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licensed to the apache software foundation (asf) under one or more contributor license agreements. <text:s/>see the notice file distributed with this work for additional information regarding copyright ownership. the asf licenses this file to you under the apache license, version 2.0 (the `license`); you may not use this file except in compliance with the license. <text:s/>you may obtain a copy of the license at <text:s/>http://www.apache.org/licenses/license-2.0 <text:s/>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lt;p&gt;operations on {@link java.lang.string} that are {@code null} safe.&lt;/p&gt; <text:s/>&lt;ul&gt; &lt;li&gt;&lt;b&gt;isempty&lt;/b&gt; - checks if a string contains text&lt;/li&gt; &lt;li&gt;&lt;b&gt;indexofany&lt;/b&gt; - index-of any of a set of strings&lt;/li&gt; &lt;/ul&gt; <text:s/>&lt;p&gt;the {@code stringutils} class defines certain words related to string handling.&lt;/p&gt; <text:s/>&lt;ul&gt; &lt;li&gt;null - {@code null}&lt;/li&gt; &lt;li&gt;empty - a zero-length string ({@code ``})&lt;/li&gt; &lt;li&gt;space - the space character ({@code ' '}, char 32)&lt;/li&gt; &lt;li&gt;whitespace - the characters defined by {@link character#iswhitespace(char)}&lt;/li&gt; &lt;li&gt;trim - the characters &amp;lt;= 32 as in {@link string#trim()}&lt;/li&gt; &lt;/ul&gt; <text:s/>&lt;p&gt;{@code stringutils} handles {@code null} input strings quietly. that is to say that a {@code null} input will return {@code null}. where a {@code boolean} or {@code int} is being returned details vary by method.&lt;/p&gt; <text:s/>&lt;p&gt;a side effect of the {@code null} handling is that a {@code nullpointerexception} should be considered a bug in {@code stringutils}.&lt;/p&gt; <text:s/>&lt;p&gt;methods in this class give sample code to explain their operation. the symbol {@code *} is used to indicate any input including {@code null}.&lt;/p&gt; <text:s/>&lt;p&gt;#threadsafe#&lt;/p&gt; <text:s/>@version $id: stringutils.java 1648067 2014-12-27 16:45:42z britter $ @see java.lang.string @since 1.0</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the empty string {@code ``}. @since 2.0</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lt;p&gt;checks if a charsequence is empty (``) or null.&lt;/p&gt; <text:s/>&lt;pre&gt; stringutils.isempty(null) <text:s text:c="5"/>= true stringutils.isempty(``) <text:s text:c="7"/>= true stringutils.isempty(` `) <text:s text:c="6"/>= false stringutils.isempty(`bob`) <text:s text:c="4"/>= false stringutils.isempty(` <text:s/>bob <text:s/>`) = false &lt;/pre&gt; <text:s/>&lt;p&gt;note: this method changed in lang version 2.0. it no longer trims the charsequence. that functionality is available in isblank().&lt;/p&gt; <text:s/>@param cs the charsequence to check, may be null @return {@code true} if the charsequence is empty or null @since 3.0 changed signature from isempty(string) to isempty(charsequenc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lt;p&gt;checks if the charsequence contains any character in the given. set of characters.&lt;/p&gt; <text:s/>&lt;p&gt;a {@code null} charsequence will return {@code false}. a {@code null} or zero length search array will return {@code false}.&lt;/p&gt; <text:s/>&lt;pre&gt; stringutils.containsany(null, *) <text:s text:c="15"/>= false stringutils.containsany(``, *) <text:s text:c="17"/>= false stringutils.containsany(*, null) <text:s text:c="15"/>= false stringutils.containsany(*, []) <text:s text:c="17"/>= false stringutils.containsany(`zzabyycdxx`,['z','a']) = true stringutils.containsany(`zzabyycdxx`,['b','y']) = true stringutils.containsany(`aba`, ['z']) <text:s text:c="10"/>= false &lt;/pre&gt; <text:s/>@param cs <text:s text:c="9"/>the charsequence to check, may be null @param searchchars the chars to search for, may be null @return the {@code true} if any of the chars are found, {@code false} if no match or null input @since 2.4 @since 3.0 changed signature from containsany(string, char[]) to containsany(charsequence, char...)</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lt;p&gt; checks if the charsequence contains only unicode digits. a decimal point is not a unicode digit and returns false. &lt;/p&gt; <text:s/>&lt;p&gt; {@code null} will return {@code false}. an empty charsequence (length()=0) will return {@code false}. &lt;/p&gt; <text:s/>&lt;p&gt; note that the method does not allow for a leading sign, either positive or negative. also, if a string passes the numeric test, it may still generate a numberformatexception when parsed by integer.parseint or long.parselong, e.g. if the value is outside the range for int or long respectively. &lt;/p&gt; <text:s/>&lt;pre&gt; stringutils.isnumeric(null) <text:s text:c="2"/>= false stringutils.isnumeric(``) <text:s text:c="4"/>= false stringutils.isnumeric(` <text:s/>`) <text:s text:c="2"/>= false stringutils.isnumeric(`123`) <text:s/>= true stringutils.isnumeric(`\u0967\u0968\u0969`) <text:s/>= true stringutils.isnumeric(`12 3`) = false stringutils.isnumeric(`ab2c`) = false stringutils.isnumeric(`12-3`) = false stringutils.isnumeric(`12.3`) = false stringutils.isnumeric(`-123`) = false stringutils.isnumeric(`+123`) = false &lt;/pre&gt; <text:s/>@param cs the charsequence to check, may be null @return {@code true} if only contains digits, and is non-null @since 3.0 changed signature from isnumeric(string) to isnumeric(charsequence) @since 3.0 changed `` to return false and not tru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lt;p&gt; joins the elements of the provided array into a single string containing the provided list of elements. &lt;/p&gt; <text:s/>&lt;p&gt; no delimiter is added before or after the list. a {@code null} separator is the same as an empty string (``). null objects or empty strings within the array are represented by empty strings. &lt;/p&gt; <text:s/>&lt;pre&gt; stringutils.join(null, *) <text:s text:c="15"/>= null stringutils.join([], *) <text:s text:c="17"/>= `` stringutils.join([null], *) <text:s text:c="13"/>= `null` stringutils.join([`a`, `b`, `c`], `--`) <text:s/>= `a--b--c` stringutils.join([`a`, `b`, `c`], null) <text:s/>= `abc` stringutils.join([`a`, `b`, `c`], ``) <text:s text:c="3"/>= `abc` stringutils.join([null, ``, `a`], ',') <text:s text:c="2"/>= `null,,a` &lt;/pre&gt; <text:s/>@param parts - the array of values to join together, may be null @param separator - the separator character to use, null treated as `` @return the joined string, {@code null} if null array input</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copyright 2014 jmrozanec <text:s/>licensed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parser for cron expressions. the class is thread saf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param crondefinition - crondefinition of cron expressions to be parsed if null, a nullpointerexception will be raised.</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build possible cron expressions from definitions. one is built for sure. a second one may be build if last field is optional. <text:s/>@param crondefinition - cron definition instanc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parse string with cron expression. <text:s/>@param expression - cron expression, never null @return cron instance, corresponding to cron expression received @throws java.lang.illegalargumentexception if expression does not match cron definition</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universally supported</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all crons support asterisk</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copyright 2014 jmrozanec <text:s/>licensed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parses a field from a cron expression.</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parse given expression for a single cron field. <text:s/>@param expression - string @return cronfieldexpression object that with interpretation of given string parameter</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maps string expression to integer. if no mapping is found, will try to parse string as integer <text:s/>@param exp - expression to be mapped @return integer value for string expression</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maps integer values to another integer equivalence. always consider mapping higher integers to lower once. ex.: if 0 and 7 mean the same, map 7 to 0. <text:s/>@param exp - integer to be mapped @return mapping integer. if no mapping int is found, will return exp</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copyright 2014 jmrozanec licensed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represents a cron field.</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mandatory cronparserfield constructor. <text:s/>@param fieldname <text:s text:c="2"/>- cronfieldname instance @param constraints - fieldconstraints, constraints</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constructor. <text:s/>@param fieldname <text:s text:c="2"/>- cronfieldname instance @param constraints - fieldconstraints, constraints @param optional <text:s text:c="3"/>- optional tag</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returns field name. <text:s/>@return cronfieldname, never null</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returns optional tag. <text:s/>@return optional tag</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parses a string cron expression. <text:s/>@param expression - cron expression @return parse result as cronfieldparseresult instance - never null. may throw a runtimeexception if cron expression is bad.</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create a comparator that compares cronfield instances using cronfieldname value. <text:s/>@return comparator for cronfield instance, never null.</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copyright 2014 jmrozanec licensed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defines fields and conditions over each field for a cron. the class is thread saf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constructor. <text:s/>@param fielddefinitions - list with field definitions. must not be null or empty. throws a nullpointerexception if a null values is received throws an illegalargumentexception if an empty list is received</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if both the day of the week and day of the month should be matched. <text:s/>@return true if both should be matched, false otherwis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returns field definitions for this cron. <text:s/>@return set of fielddefinition instances, never null.</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retrieve all cron field definitions values as map. <text:s/>@return unmodifiable map with key cronfieldname and values fielddefinition, never null</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returns field definition for field name of this cron. <text:s/>@param cronfieldname cron field name @return fielddefinition instanc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returns {@code true} if this cron contains a field definition for field name. <text:s/>@param cronfieldname cron field name @return {@code true} if this cron contains a field definition for field nam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copyright 2014 jmrozanec licensed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single_line</text:p>
          </table:table-cell>
          <table:table-cell office:value-type="string" calcext:value-type="string">
            <text:p>ensure that we can't register a mandatory definition if there are already optional ones</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copyright 2014 jmrozanec licensed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builder that allows to define and create crondefinition instances.</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constructor.</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nop* creates a builder instance. <text:s/>@return new crondefinitionbuilder instanc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adds definition for seconds field. <text:s/>@return new fielddefinitionbuilder instanc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adds definition for minutes field. <text:s/>@return new fielddefinitionbuilder instanc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adds definition for hours field. <text:s/>@return new fielddefinitionbuilder instanc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adds definition for day of month field. <text:s/>@return new fieldspecialcharsdefinitionbuilder instanc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adds definition for month field. <text:s/>@return new fielddefinitionbuilder instanc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adds definition for day of week field. <text:s/>@return new fieldspecialcharsdefinitionbuilder instanc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adds definition for year field. <text:s/>@return new fielddefinitionbuilder instanc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adds definition for day of year field. <text:s/>@return new fielddefinitionbuilder instanc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sets matchdayofweekanddayofmonth value to true. <text:s/>@return this crondefinitionbuilder instanc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supports cron nickname @yearly <text:s/>@return this crondefinitionbuilder instanc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supports cron nickname @annually <text:s/>@return this crondefinitionbuilder instanc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supports cron nickname @monthly <text:s/>@return this crondefinitionbuilder instanc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supports cron nickname @weekly <text:s/>@return this crondefinitionbuilder instanc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supports cron nickname @daily <text:s/>@return this crondefinitionbuilder instanc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supports cron nickname @midnight <text:s/>@return this crondefinitionbuilder instanc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supports cron nickname @hourly <text:s/>@return this crondefinitionbuilder instanc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supports cron nickname @reboot <text:s/>@return this crondefinitionbuilder instanc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adds a cron validation. @param validation - constraint validation @return this crondefinitionbuilder instanc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registers a certain fielddefinition. <text:s/>@param definition - fielddefinition <text:s/>instance, never null</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creates a new crondefinition instance with provided field definitions. <text:s/>@return returns crondefinition instance, never null</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creates crondefinition instance matching cron4j specification. <text:s/>@return crondefinition instance, never null;</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creates crondefinition instance matching quartz specification. <text:s/>&lt;p&gt;the cron expression is expected to be a string comprised of 6 or 7 fields separated by white space. fields can contain any of the allowed values, along with various combinations of the allowed special characters for that field. the fields are as follows: <text:s/>&lt;table style=`width:100%`&gt; &lt;tr&gt; &lt;th&gt;field name&lt;/th&gt; &lt;th&gt;mandatory&lt;/th&gt; &lt;th&gt;allowed values&lt;/th&gt; &lt;th&gt;allowed special characters&lt;/th&gt; &lt;/tr&gt; &lt;tr&gt; &lt;td&gt;seconds&lt;/td&gt; &lt;td&gt;yes&lt;/td&gt; &lt;td&gt;0-59&lt;/td&gt; &lt;td&gt;* , - /&lt;/td&gt; &lt;/tr&gt; &lt;tr&gt; &lt;td&gt;minutes&lt;/td&gt; &lt;td&gt;yes&lt;/td&gt; &lt;td&gt;0-59&lt;/td&gt; &lt;td&gt;* , - /&lt;/td&gt; &lt;/tr&gt; &lt;tr&gt; &lt;td&gt;hours&lt;/td&gt; &lt;td&gt;yes&lt;/td&gt; &lt;td&gt;0-23&lt;/td&gt; &lt;td&gt;* , - /&lt;/td&gt; &lt;/tr&gt; &lt;tr&gt; &lt;td&gt;day of month&lt;/td&gt; &lt;td&gt;yes&lt;/td&gt; &lt;td&gt;1-31&lt;/td&gt; &lt;td&gt;* ? , - / l w&lt;/td&gt; &lt;/tr&gt; &lt;tr&gt; &lt;td&gt;month&lt;/td&gt; &lt;td&gt;yes&lt;/td&gt; &lt;td&gt;1-12 or jan-dec&lt;/td&gt; &lt;td&gt;* , -&lt;/td&gt; &lt;/tr&gt; &lt;tr&gt; &lt;td&gt;day of week&lt;/td&gt; &lt;td&gt;yes&lt;/td&gt; &lt;td&gt;1-7 or sun-sat&lt;/td&gt; &lt;td&gt;* ? , - / l #&lt;/td&gt; &lt;/tr&gt; &lt;tr&gt; &lt;td&gt;year&lt;/td&gt; &lt;td&gt;no&lt;/td&gt; &lt;td&gt;empty, 1970-2099&lt;/td&gt; &lt;td&gt;* , - /&lt;/td&gt; &lt;/tr&gt; &lt;/table&gt; <text:s/>&lt;p&gt;thus in general quartz cron expressions are as follows: <text:s/>&lt;p&gt;s m h dom m dow [y] <text:s/>@return {@link crondefinition} instance, never {@code null}</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creates crondefinition instance matching spring (v5.2 and below) specification. <text:s/>&lt;p&gt;the cron expression is expected to be a string comprised of 6 fields separated by white space. fields can contain any of the allowed values, along with various combinations of the allowed special characters for that field. the fields are as follows: <text:s/>&lt;table style=`width:100%`&gt; &lt;tr&gt; &lt;th&gt;field name&lt;/th&gt; &lt;th&gt;mandatory&lt;/th&gt; &lt;th&gt;allowed values&lt;/th&gt; &lt;th&gt;allowed special characters&lt;/th&gt; &lt;/tr&gt; &lt;tr&gt; &lt;td&gt;seconds&lt;/td&gt; &lt;td&gt;yes&lt;/td&gt; &lt;td&gt;0-59&lt;/td&gt; &lt;td&gt;* , - /&lt;/td&gt; &lt;/tr&gt; &lt;tr&gt; &lt;td&gt;minutes&lt;/td&gt; &lt;td&gt;yes&lt;/td&gt; &lt;td&gt;0-59&lt;/td&gt; &lt;td&gt;* , - /&lt;/td&gt; &lt;/tr&gt; &lt;tr&gt; &lt;td&gt;hours&lt;/td&gt; &lt;td&gt;yes&lt;/td&gt; &lt;td&gt;0-23&lt;/td&gt; &lt;td&gt;* , - /&lt;/td&gt; &lt;/tr&gt; &lt;tr&gt; &lt;td&gt;day of month&lt;/td&gt; &lt;td&gt;yes&lt;/td&gt; &lt;td&gt;1-31&lt;/td&gt; &lt;td&gt;* ? , - /&lt;/td&gt; &lt;/tr&gt; &lt;tr&gt; &lt;td&gt;month&lt;/td&gt; &lt;td&gt;yes&lt;/td&gt; &lt;td&gt;1-12 or jan-dec&lt;/td&gt; &lt;td&gt;* , -&lt;/td&gt; &lt;/tr&gt; &lt;tr&gt; &lt;td&gt;day of week&lt;/td&gt; &lt;td&gt;yes&lt;/td&gt; &lt;td&gt;0-7 or sun-sat&lt;/td&gt; &lt;td&gt;* ? , - /&lt;/td&gt; &lt;/tr&gt; &lt;/table&gt; <text:s/>&lt;p&gt;thus in general spring cron expressions are as follows (up to version 5.2): <text:s/>&lt;p&gt;s m h dom m dow <text:s/>@return {@link crondefinition} instance, never {@code null}</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creates crondefinition instance matching spring (v5.2 onwards) specification. https://spring.io/blog/2020/11/10/new-in-spring-5-3-improved-cron-expressions <text:s/>&lt;p&gt;the cron expression is expected to be a string comprised of 6 fields separated by white space. fields can contain any of the allowed values, along with various combinations of the allowed special characters for that field. the fields are as follows: <text:s/>&lt;table style=`width:100%`&gt; &lt;tr&gt; &lt;th&gt;field name&lt;/th&gt; &lt;th&gt;mandatory&lt;/th&gt; &lt;th&gt;allowed values&lt;/th&gt; &lt;th&gt;allowed special characters&lt;/th&gt; &lt;/tr&gt; &lt;tr&gt; &lt;td&gt;seconds&lt;/td&gt; &lt;td&gt;yes&lt;/td&gt; &lt;td&gt;0-59&lt;/td&gt; &lt;td&gt;* , - /&lt;/td&gt; &lt;/tr&gt; &lt;tr&gt; &lt;td&gt;minutes&lt;/td&gt; &lt;td&gt;yes&lt;/td&gt; &lt;td&gt;0-59&lt;/td&gt; &lt;td&gt;* , - /&lt;/td&gt; &lt;/tr&gt; &lt;tr&gt; &lt;td&gt;hours&lt;/td&gt; &lt;td&gt;yes&lt;/td&gt; &lt;td&gt;0-23&lt;/td&gt; &lt;td&gt;* , - /&lt;/td&gt; &lt;/tr&gt; &lt;tr&gt; &lt;td&gt;day of month&lt;/td&gt; &lt;td&gt;yes&lt;/td&gt; &lt;td&gt;1-31&lt;/td&gt; &lt;td&gt;* ? , - / l w&lt;/td&gt; &lt;/tr&gt; &lt;tr&gt; &lt;td&gt;month&lt;/td&gt; &lt;td&gt;yes&lt;/td&gt; &lt;td&gt;1-12 or jan-dec&lt;/td&gt; &lt;td&gt;* , -&lt;/td&gt; &lt;/tr&gt; &lt;tr&gt; &lt;td&gt;day of week&lt;/td&gt; &lt;td&gt;yes&lt;/td&gt; &lt;td&gt;0-7 or sun-sat&lt;/td&gt; &lt;td&gt;* ? , - / l #&lt;/td&gt; &lt;/tr&gt; &lt;/table&gt; <text:s/>&lt;p&gt;thus in general spring cron expressions are as follows (from version 5.3 onwards): <text:s/>&lt;p&gt;s m h dom m dow <text:s/>@return {@link crondefinition} instance, never {@code null}</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creates crondefinition instance matching unix crontab specification. <text:s/>@return crondefinition instance, never null;</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creates crondefinition instance matching crontype specification. <text:s/>@param crontype - some cron type. if null, a runtimeexception will be raised. @return crondefinition instance if definition is found; a runtimeexception otherwis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solves issue #63: https:github.com/jmrozanec/cron-utils/issues/63</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both a day-of-week and a day-of-month parameter should fail for quartz</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copyright 2017 jmrozanec licensed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hide* creates cronconstraint to ensure that either day-of-year or month is assigned a specific value. <text:s/>@return newly created cronconstraint instance, never {@code null};</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copyright 2015 jmrozanec licensed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single_line</text:p>
          </table:table-cell>
          <table:table-cell office:value-type="string" calcext:value-type="string">
            <text:p>from is set by everyfieldvaluegenerator to be the first day of the week to start counting from</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and to is set by everyfieldvaluegenerator to be the last day of the week</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in the case of from-to/period (ex. mon-fri/2)</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convert from cron day of the week to java dayofweek</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start is the day of month to start from</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next generated value would be beyond the end of the month, so just ignore it and finish</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value is the day of the month</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copyright 2015 jmrozanec licensed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generates matching days for a given year and month for a given day of week cron field with an every expression.</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copyright 2015 jmrozanec licensed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provides a strategy to generate values. strategy is valid for 0+ numbers</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generates next valid value from reference. <text:s/>@param reference - reference value @return generated value - integer @throws nosuchvalueexception - if there is no next valu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generates previous valid value from reference. <text:s/>@param reference - reference value @return generated value - integer @throws nosuchvalueexception - if there is no previous valu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copyright 2015 jmrozanec licensed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single_line</text:p>
          </table:table-cell>
          <table:table-cell office:value-type="string" calcext:value-type="string">
            <text:p>we just skip, since we generate values until we get the exception</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first work day of the week</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dayofweek is saturday!</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first day in month is saturday! we execute on monday</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first day of week is a weekday</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copyright 2015 jmrozanec licensed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single_line</text:p>
          </table:table-cell>
          <table:table-cell office:value-type="string" calcext:value-type="string">
            <text:p>intuition: for valid values, we have: offset+period*i</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we just skip, since we generate values until we get the exception</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copyright 2015 jmrozanec licensed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single_line</text:p>
          </table:table-cell>
          <table:table-cell office:value-type="string" calcext:value-type="string">
            <text:p>handle a range expression for day of week special</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handle and expression for day of the week as a special cas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copyright 2015 jmrozanec licensed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single_line</text:p>
          </table:table-cell>
          <table:table-cell office:value-type="string" calcext:value-type="string">
            <text:p>add them to the master list</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this method does not logically work.</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this method does not logically work.</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this method does not logically work.</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copyright 2015 jmrozanec licensed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copyright 2015 jmrozanec licensed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copyright 2015 jmrozanec licensed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nop</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todo validate from/to logic</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todo deal with from/to logic, to ensure correct values are assumed</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check overlapping ranges: x1 &lt;= y2 &amp;&amp; y1 &lt;= x2</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ranges overlap</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todo: explain why this exception is ignored</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copyright 2015 jmrozanec licensed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single_line</text:p>
          </table:table-cell>
          <table:table-cell office:value-type="string" calcext:value-type="string">
            <text:p>todo for dow we do not have enough information to reject.</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todo we should think of a better strategy to propagate context information that would allow us perform validations.</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copyright 2015 jmrozanec licensed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single_line</text:p>
          </table:table-cell>
          <table:table-cell office:value-type="string" calcext:value-type="string">
            <text:p>handle a rollover situation for #340, ex. fri-wed should be handled as fri-sat,sun-wed</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build a cronfield representing a single day of the week</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now a generator for matching days</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get the list of matching days</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add them to the master list</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this method does not logically work.</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this method does not logically work.</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dayofweek getvalue returns 1 (monday) - 7 (sunday),</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so we should factor in the monday dow used to generat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the valid dow values</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sunday's value is mondaydowvalue-1 when generating the valid values</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ex.</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cron4j 0(sun)-6(sat), mondaydow = 1</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quartz 1(sun)-7(sat), mondaydow = 2</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modulo 7 to convert sunday from 7 to 0 and adjust to match the mondaydowvalu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copyright 2015 jmrozanec licensed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this class generates the actual days of month matching the `days of week` specification if the. specification is a range like sun-tue or mon-fri. only a range is supported. it accomplishes this by creating an instance of the ondayofweekvaluesgenerator for each day of week needed and then aggregating the values. <text:s/>&lt;p&gt;the methods: &lt;ul&gt; &lt;li&gt;generatenextvalue() &lt;li&gt;generatepreviousvalue() &lt;/ul&gt; are not implemented and will fail logically when called. <text:s/>@author phethmon</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single_line</text:p>
          </table:table-cell>
          <table:table-cell office:value-type="string" calcext:value-type="string">
            <text:p>we just skip, since we generate values until we get the exception</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table:style-name="ce1" office:value-type="string" calcext:value-type="string">
            <text:p>1-7</text:p>
          </table:table-cell>
          <table:table-cell office:value-type="string" calcext:value-type="string">
            <text:p>AUXILIARY</text:p>
          </table:table-cell>
          <table:table-cell office:value-type="string" calcext:value-type="string">
            <text:p>TRUE NEGATIVE</text:p>
          </table:table-cell>
          <table:table-cell table:number-columns-repeated="3"/>
        </table:table-row>
        <table:table-row table:style-name="ro1">
          <table:table-cell office:value-type="string" calcext:value-type="string">
            <text:p>single_line</text:p>
          </table:table-cell>
          <table:table-cell office:value-type="string" calcext:value-type="string">
            <text:p>to normalize to jdk8-time valu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day 1 from given month</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table:style-name="ce1" office:value-type="string" calcext:value-type="string">
            <text:p>1-7</text:p>
          </table:table-cell>
          <table:table-cell office:value-type="string" calcext:value-type="string">
            <text:p>AUXILIARY</text:p>
          </table:table-cell>
          <table:table-cell office:value-type="string" calcext:value-type="string">
            <text:p>TRUE NEGATIVE</text:p>
          </table:table-cell>
          <table:table-cell table:number-columns-repeated="3"/>
        </table:table-row>
        <table:table-row table:style-name="ro1">
          <table:table-cell office:value-type="string" calcext:value-type="string">
            <text:p>single_line</text:p>
          </table:table-cell>
          <table:table-cell office:value-type="string" calcext:value-type="string">
            <text:p>to normalize to jdk8-time valu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the day of week the first of the month is on</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table:style-name="ce1" office:value-type="string" calcext:value-type="string">
            <text:p>1-7</text:p>
          </table:table-cell>
          <table:table-cell office:value-type="string" calcext:value-type="string">
            <text:p>AUXILIARY</text:p>
          </table:table-cell>
          <table:table-cell office:value-type="string" calcext:value-type="string">
            <text:p>TRUE NEGATIVE</text:p>
          </table:table-cell>
          <table:table-cell table:number-columns-repeated="3"/>
        </table:table-row>
        <table:table-row table:style-name="ro1">
          <table:table-cell office:value-type="string" calcext:value-type="string">
            <text:p>single_line</text:p>
          </table:table-cell>
          <table:table-cell office:value-type="string" calcext:value-type="string">
            <text:p>the day of week we need, normalize to jdk8tim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the first day of the month</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day 1 from given month</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the difference between the days of week</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base day remains the same if diff is zero</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if baseday is greater than the reference, we are returning the initial matching day valu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fix issue #92</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copyright 2015 jmrozanec licensed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l by itself simply means “7” or “sat” * generate valid days of the month for the days of week expression. this method requires that you pass it a -1 for the reference value when starting to generate a sequence of day values. that allows it to handle the special case of which day of the month is the initial matching value. <text:s/>@param on <text:s text:c="7"/>the expression object giving us the particular day of week we need. @param year <text:s text:c="5"/>the year for the calculation. @param month <text:s text:c="4"/>the month for the calculation. @param reference this value must either be -1 indicating you are starting the sequence generation or an actual day of month that meets the day of week criteria. so a value previously returned by this method. @return</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copyright 2015 jmrozanec licensed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copyright 2015 jmrozanec licensed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single_line</text:p>
          </table:table-cell>
          <table:table-cell office:value-type="string" calcext:value-type="string">
            <text:p>we just moved a position!</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we just moved a position!</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copyright 2015 jmrozanec licensed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we return same reference value if matches or next one if does not match. then we start applying shifts. this way we ensure same value is returned if no shift is requested. <text:s/>@param reference <text:s text:c="4"/>- reference value @param shiftstoapply - shifts to apply @return nearestvalue instance, never null. holds information on nearest (forward) value and shifts performed.</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we return same reference value if matches or previous one if does not match. then we start applying shifts. this way we ensure same value is returned if no shift is requested. <text:s/>@param reference <text:s text:c="4"/>- reference value @param shiftstoapply - shifts to apply @return nearestvalue instance, never null. holds information on nearest (backward) value and shifts performed.</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obtain value from list considering specified index and required shifts. <text:s/>@param values - possible values @param index <text:s/>- index to be considered @param shift <text:s/>- shifts that should be applied @return int - required value from values list</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copyright 2015 jmrozanec licensed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builds required components to get previous/next execution to certain reference dat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copyright 2014 jmrozanec licensed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calculates execution time given a cron pattern.</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creates execution time for given cron. <text:s/>@param cron - cron instance @return executiontime instanc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provide nearest date for next execution. <text:s/>@param date - zoneddatetime instance. if null, a nullpointerexception will be raised. @return optional zoneddatetime instance, never null. contains next execution time or empty.</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provide nearest time for next execution. <text:s/>due to the question #468 we clarify: crons execute on local instance time. see: https://serverfault.com/questions/791713/what-time-zone-is-a-cron-job-using we ask for a zoneddatetime for two reasons: (i) to provide flexibility on which timezone the cron is being executed (ii) to be able to reproduce issues regardless of our own local time (e.g.: daylight savings, etc.) <text:s/>@param date - zoneddatetime instance. if null, a nullpointerexception will be raised. @return duration instance, never null. time to next execution.</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provide nearest date for last execution. <text:s/>due to the question #468 we clarify: crons execute on local instance time. see: https://serverfault.com/questions/791713/what-time-zone-is-a-cron-job-using we ask for a zoneddatetime for two reasons: (i) to provide flexibility on which timezone the cron is being executed (ii) to be able to reproduce issues regardless of our own local time (e.g.: daylight savings, etc.) <text:s/>@param date - zoneddatetime instance. if null, a nullpointerexception will be raised. @return optional zoneddatetime instance, never null. last execution time or empty.</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provide nearest time from last execution. <text:s/>@param date - zoneddatetime instance. if null, a nullpointerexception will be raised. @return duration instance, never null. time from last execution.</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provide feedback if a given date matches the cron expression. <text:s/>@param date - zoneddatetime instance. if null, a nullpointerexception will be raised. @return true if date matches cron expression requirements, false otherwis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provide count of times cron expression would execute between given start and end dates <text:s/>@param startdate - start date. if null, a nullpointerexception will be raised. @param enddate - end date. if null, a nullpointerexception will be raised. @return count of executions</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provide date times when cron expression would execute between given start and end dates. end date should be after start date. otherwise, illegalargumentexception is raised <text:s/>@param startdate - start date. if null, a nullpointerexception will be raised. @param enddate - end date. if null, a nullpointerexception will be raised. @return list of date times</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daylight saving time overlap case: issue #446</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avoid duplicate execution during dst overlap</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int startyear = crondefinition.getfielddefinition(cronfieldname.year).getconstraints().getstartrang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final list&lt;integer&gt; year = yearsvaluegenerator.generatecandidates(startyear, date.getyear());</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if dow is not supported in custom definition, we just return an empty list.</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issue #200: truncating the date to the least granular precision supported by different cron systems.</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for quartz, it's seconds while for unix &amp; cron4j it's minutes.</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why is this ignored?</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why is this ignored?</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why is this ignored?</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only the intersection of valid days from the days of week and valid days of month should be returned.</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copyright 2014 jmrozanec licensed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calculates execution time given a cron pattern.</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provide nearest date for next execution. <text:s/>@param date - zoneddatetime instance. if null, a nullpointerexception will be raised. @return optional zoneddatetime instance, never null. contains next execution time or empty.</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if date is not match, will return next closest match. if date is match, will return this date. <text:s/>@param date - reference zoneddatetime instance - never null; @return zoneddatetime instance, never null. value obeys logic specified above. @throws nosuchvalueexception if there is no potential next year</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if date is not match, will return previous closest match. if date is match, will return this date. <text:s/>@param date - reference zoneddatetime instance - never null; @return zoneddatetime instance, never null. value obeys logic specified above. @throws nosuchvalueexception if there is not previous year</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provide nearest time for next execution. <text:s/>@param date - zoneddatetime instance. if null, a nullpointerexception will be raised. @return duration instance, never null. time to next execution.</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provide nearest date for last execution. <text:s/>@param date - zoneddatetime instance. if null, a nullpointerexception will be raised. @return optional zoneddatetime instance, never null. last execution time or empty.</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provide nearest time from last execution. <text:s/>@param date - zoneddatetime instance. if null, a nullpointerexception will be raised. @return duration instance, never null. time from last execution.</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provide feedback if a given date matches the cron expression. <text:s/>@param date - zoneddatetime instance. if null, a nullpointerexception will be raised. @return true if date matches cron expression requirements, false otherwis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default is cron-utils specification</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copyright 2015 jmrozanec licensed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constructor. <text:s/>@param crondefinitionbuilder - parserdefinitionbuilder instance - if null, a nullpointerexception will be raised @param fieldname <text:s text:c="12"/>- cronfieldname instance -</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registers the field supports the w (w) special char. <text:s/>@return this fieldspecialcharsdefinitionbuilder instanc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registers cronfield in parserdefinitionbuilder and returns its instance. <text:s/>@return parserdefinitionbuilder instance obtained from constructor</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allows to set a range of valid values for field. <text:s/>@param startrange - start range value @param endrange <text:s text:c="2"/>- end range value @return same fielddayofweekdefinitionbuilder instanc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defines mapping between integer values with equivalent meaning. <text:s/>@param source - higher value @param dest <text:s text:c="2"/>- lower value with equivalent meaning to source @return this fielddayofweekdefinitionbuilder instanc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copyright 2014 jmrozanec licensed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represents a definition of allowed values for a cron field.</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mandatory field constructor. <text:s/>@param fieldname <text:s text:c="2"/>- cronfieldname; name of the field if null, a nullpointerexception will be raised. @param constraints - fieldconstraints, constraints; if null, a nullpointerexception will be raised.</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constructor. <text:s/>@param fieldname <text:s text:c="2"/>- cronfieldname; name of the field if null, a nullpointerexception will be raised. @param constraints - fieldconstraints, constraints; if null, a nullpointerexception will be raised. @param optional <text:s text:c="3"/>- if {@code false} the field is mandatory, optional otherwis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retrieve field name. <text:s/>@return cronfieldname instance, never null;</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get field constraints. <text:s/>@return fieldconstraints instance, never null;</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get optional tag. <text:s/>@return optional tag</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creates a field definition comparator. will compare by cronfieldname order value; <text:s/>@return comparator for fielddefinition instance, never null;</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copyright 2015 jmrozanec licensed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constructor. <text:s/>@param fieldname <text:s text:c="5"/>- cronfieldname; name of the field if null, a nullpointerexception will be raised. @param optional <text:s text:c="6"/>- optional tag @param constraints <text:s text:c="3"/>- fieldconstraints, constraints; @param mondaydowvalue - day of week convention for field</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copyright 2014 jmrozanec licensed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builder that allows to specify properties for a cron field supporting question mark,. i.e. `no specific value` - useful when you need to specify something in one of the two ore more fields in which the character is allowed.</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constructor. <text:s/>@param crondefinitionbuilder - parserdefinitionbuilder instance - if null, a nullpointerexception will be raised @param fieldname <text:s text:c="12"/>- cronfieldname instance - if null, a nullpointerexception will be raised</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registers the field supports the lw (lw) special char. <text:s/>@return this fieldspecialcharsdefinitionbuilder instanc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copyright 2014 jmrozanec licensed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provides means to define cron field definitions.</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constructor. <text:s/>@param crondefinitionbuilder - parserdefinitionbuilder instance - if null, a nullpointerexception will be raised @param fieldname <text:s text:c="12"/>- cronfieldname instance - if null, a nullpointerexception will be raised</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provides means to define int values mappings between equivalent values. as a convention, higher values are mapped into lower ones <text:s/>@param source - higher value @param dest <text:s text:c="2"/>- lower value with equivalent meaning to source @return this instanc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allows to set a range of valid values for field. <text:s/>@param startrange - start range value @param endrange <text:s text:c="2"/>- end range value @return same fielddefinitionbuilder instanc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specifies that defined range for given field must be a strict range. we understand strict range as a range defined as: `lowvalue - highvalue` if some range value such as `highvalue-lowvalue` is specified in a field, it will fail to parse the field. <text:s/>@return same fielddefinitionbuilder instanc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allows to tag a field as optional. <text:s/>@return this instanc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registers cronfield in parserdefinitionbuilder and returns its instance. <text:s/>@return parserdefinitionbuilder instance obtained from constructor</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copyright 2014 jmrozanec licensed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builder that allows to specify properties for a cron field supporting non-standard characters.</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constructor. <text:s/>@param parserbuilder - parserdefinitionbuilder @param fieldname <text:s text:c="4"/>- cronfieldnam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registers the field supports the hash (#) special char. <text:s/>@return this fieldspecialcharsdefinitionbuilder instanc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registers the field supports the l (l) special char. <text:s/>@return this fieldspecialcharsdefinitionbuilder instanc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registers the field supports the w (w) special char. <text:s/>@return this fieldspecialcharsdefinitionbuilder instanc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registers the field supports the lw (lw) special char. <text:s/>@return this fieldspecialcharsdefinitionbuilder instanc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defines mapping between integer values with equivalent meaning. <text:s/>@param source - higher value @param dest <text:s text:c="2"/>- lower value with equivalent meaning to source @return this fieldspecialcharsdefinitionbuilder instanc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allows to set a range of valid values for field. <text:s/>@param startrange - start range value @param endrange <text:s text:c="2"/>- end range value @return same fieldspecialcharsdefinitionbuilder instanc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copyright 2014 jmrozanec licensed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enumerates cron field names.</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day_of_year is similar to day_of_month whose main purpose is the definition of effective bi-, tri- or quad-weekly schedules via proprietary cron expressions.</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constructor. <text:s/>@param order - specified order between cron fields. used to be able to compare fields and sort them</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returns the order number that corresponds to the field. <text:s/>@return order number - int</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copyright 2015 jmrozanec licensed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copyright 2014 jmrozanec licensed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enumerates non-standard cron special chars.</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copyright 2015 jmrozanec licensed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encapsulates a field value, allowing us to. manipulate different types of values in a homogeneous way <text:s/>@param &lt;t&gt; - field value typ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allows to obtain the value. <text:s/>@return some value, never null</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string representation of encapsulated value. <text:s/>@return string, never null</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copyright 2015 jmrozanec licensed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copyright 2014 jmrozanec licensed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holds information on valid values for a field and allows to perform mappings and validations. example of information for valid field values: int range, valid special characters, valid nominal values. example for mappings: conversions from nominal values to integers and integer-integer mappings if more than one integer represents the same concept.</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constructor. <text:s/>@param specialchars - allowed special chars. @param startrange <text:s text:c="2"/>- lowest possible value @param endrange <text:s text:c="4"/>- highest possible value @param strictrange <text:s/>- if we shall consider strict ranges for this field - regardless global strict ranges criteria</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check if given number is greater or equal to start range and minor or equal to end range. <text:s/>@param value - to be checked</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check if given period is compatible with the given range. <text:s/>@param period - to be checked @return {@code true} if period is compatible, {@code false} otherwis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no negatives!</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copyright 2014 jmrozanec licensed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fieldconstraints builder.</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constructor.</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creates range constraints according to cronfieldname parameter. <text:s/>@param field - cronfieldname @return fieldconstraintsbuilder instanc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adds hash support. <text:s/>@return same fieldconstraintsbuilder instanc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adds l support. <text:s/>@return same fieldconstraintsbuilder instanc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adds w support. <text:s/>@return same fieldconstraintsbuilder instanc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adds lw support. <text:s/>@return same fieldconstraintsbuilder instanc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adds question mark (?) support. <text:s/>@return same fieldconstraintsbuilder instanc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adds integer to integer mapping. source should be greater than destination; <text:s/>@param source - some int @param dest <text:s text:c="2"/>- some int @return same fieldconstraintsbuilder instanc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allows to set a range of valid values for field. <text:s/>@param startrange - start range value @param endrange <text:s text:c="2"/>- end range value @return same fieldconstraintsbuilder instanc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with strict range. <text:s/>@return same fieldconstraintsbuilder instanc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shifts integer representation of weekday/month names. <text:s/>@param shiftsize - size of the shift @return same fieldconstraintsbuilder instanc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creates fieldconstraints instance based on previously built parameters. <text:s/>@return new fieldconstraints instanc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creates days of week mapping. <text:s/>@return map where strings are weekday names in eee format and integers correspond to their 1-7 mappings</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creates months mapping. <text:s/>@return map where strings month names in eee format, and integers correspond to their 1-12 mappings</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creates a fieldconstraintsbuilder instance. <text:s/>@return new fieldconstraintsbuilder instanc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copyright 2015 jmrozanec licensed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represents a range in a cron expression.</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copyright 2014 jmrozanec <text:s/>licensed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represents a star (*) value on cron expression field.</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should be package private and not be instantiated elsewhere. class should become package private too.</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copyright 2015 jmrozanec <text:s/>licensed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represents fieldexpression as string. <text:s/>@return string representation, never null.</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accept a visitor to perform some action on the instance. current instance is cloned, so that we ensure immutability. clone of this instance is returned after visitor.visit(clone) was invoked. <text:s/>@param visitor - fieldexpressionvisitor instance, never null @return fieldexpression copied instance with visitor action performed.</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copyright 2014 jmrozanec licensed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copyright 2014 jmrozanec licensed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represents a question mark (?) value on cron expression field.</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should be package private and not be instantiated elsewhere. class should become package private too.</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copyright 2014 jmrozanec <text:s/>licensed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represents a conjunction of cron expressions for a field.</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copyright 2015 jmrozanec licensed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copyright 2014 jmrozanec licensed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represents every x time on a cron field. usage examples: - to represent a scheduling every 3 months on a specific time (the standard 0 0 0 *&amp;#47;3 *), use the every(3) constructor - to represent a scheduling every 3 months from now, use the every(on(now.getmonth, 3)) constructor</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copyright 2015 jmrozanec licensed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adaptor calss for the {@link fieldexpressionvisitor} interfac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internal roll-up method. <text:s/>&lt;p&gt; the implementation in {@link fieldexpressionvisitoradaptor} returns its argument.</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copyright 2015 jmrozanec licensed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visitor for custom actions performed on fieldexpression instances. <text:s/>&lt;p&gt; if a method needs to modify some value, it should return a new instance. this way we ensure immutability is preserved. <text:s/>@see fieldexpressionvisitoradaptor</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performs action on always instance. <text:s/>@param always - always instance, never null @return fieldexpression instance, never null</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performs action on and instance. <text:s/>@param and - and instance, never null @return fieldexpression instance, never null</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performs action on between instance. <text:s/>@param between - between instance, never null @return fieldexpression instance, never null</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performs action on every instance. <text:s/>@param every - every instance, never null @return fieldexpression instance, never null</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performs action on on instance. <text:s/>@param on - on instance, never null @return fieldexpression instance, never null</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performs action on questionmark instance. <text:s/>@param questionmark - questionmark instance, never null @return fieldexpression instance, never null</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copyright 2014 jmrozanec licensed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check if given number is greater or equal to start range and minor or equal to end range. <text:s/>@param fieldvalue - to be validated @throws illegalargumentexception - if not in rang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check if given period is compatible with range. <text:s/>@param fieldvalue - to be validated @throws illegalargumentexception - if not in rang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copyright 2015 jmrozanec licensed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performs a transformation on fieldexpression values. returns a new fieldexpression instance considering a possible change in new fieldexpression instance constraints.</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copyright 2014 jmrozanec licensed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creates a cron with the given cron definition and the given fields. @param crondefinition the definition to use for this cron</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retrieve value for cron field. <text:s/>@param name - cron field name. if null, a nullpointerexception will be raised. @return cronfield that corresponds to given cronfieldnam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retrieve all cron field values as map. <text:s/>@return unmodifiable map with key cronfieldname and values cronfield, never null</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validates this cron instance by validating its cron expression. <text:s/>@return this cron instance @throws illegalargumentexception if the cron expression is invalid</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provides means to compare if two cron expressions are equivalent. <text:s/>@param cronmapper - maps 'cron' parameter to this instance definition; @param cron <text:s text:c="6"/>- any cron instance, never null @return boolean - true if equivalent; false otherwis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provides means to compare if two cron expressions are equivalent. assumes same cron definition. <text:s/>@param cron - any cron instance, never null @return boolean - true if equivalent; false otherwis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copyright 2014 jmrozanec licensed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enumerates names of cron implementations.</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copyright 2014 jmrozanec licensed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represents a cron expression.</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retrieve value for cron field. <text:s/>@param name - cron field name. if null, a nullpointerexception will be raised. @return cronfield that corresponds to given cronfieldnam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retrieve all cron field values as map. <text:s/>@return unmodifiable map with key cronfieldname and values cronfield, never null</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validates this cron instance by validating its cron expression. <text:s/>@return this cron instance @throws illegalargumentexception if the cron expression is invalid</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provides means to compare if two cron expressions are equivalent. <text:s/>@param cronmapper - maps 'cron' parameter to this instance definition; @param cron <text:s text:c="6"/>- any cron instance, never null @return boolean - true if equivalent; false otherwis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provides means to compare if two cron expressions are equivalent. assumes same cron definition. <text:s/>@param cron - any cron instance, never null @return boolean - true if equivalent; false otherwis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creates a cron with the given cron definition and the given fields. @param crondefinition the definition to use for this cron @param fields the fields that should be used</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retrieve value for cron field. <text:s/>@param name - cron field name. if null, a nullpointerexception will be raised. @return cronfield that corresponds to given cronfieldnam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retrieve all cron field values as map. <text:s/>@return unmodifiable map with key cronfieldname and values cronfield, never null</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validates this cron instance by validating its cron expression. <text:s/>@return this cron instance @throws illegalargumentexception if the cron expression is invalid</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provides means to compare if two cron expressions are equivalent. <text:s/>@param cronmapper - maps 'cron' parameter to this instance definition; @param cron <text:s text:c="6"/>- any cron instance, never null @return boolean - true if equivalent; false otherwis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provides means to compare if two cron expressions are equivalent. assumes same cron definition. <text:s/>@param cron - any cron instance, never null @return boolean - true if equivalent; false otherwis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destination has fields before source definition starts. we default them to zero.</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destination has fields after source definition was processed. we default them to always.</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copyright 2014 jmrozanec licensed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constructor. <text:s/>@param from <text:s text:c="5"/>- source crondefinition; if null a nullpointerexception will be raised @param to <text:s text:c="7"/>- target crondefinition; if null a nullpointerexception will be raised @param cronrules - cron rules</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maps given cron to target cron definition. <text:s/>@param cron - instance to be mapped; if null a nullpointerexception will be raised @return new cron instance, never null;</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creates a cronmapper that maps a cron4j expression to a quartz expression. @return a cronmapper for mapping from cron4j to quartz</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builds functions that map the fields from source crondefinition to target. <text:s/>@param from - source crondefinition @param to <text:s text:c="2"/>- target crondefinition</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creates a function that returns same field. <text:s/>@return cronfield -&gt; cronfield instance, never null</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creates a function that returns a on instance with zero value. <text:s/>@param name - cron field name @return new cronfield -&gt; cronfield instance, never null</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creates a function that returns an always instance. <text:s/>@param name - cron field name @return new cronfield -&gt; cronfield instance, never null</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start range is different for each case. we need to normalize ranges</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my range is 1-7. i normalize ranges, get the `zero` mapping and turn result into original scal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my range is 0-6. i normalize ranges, get the `one` mapping and turn result into original scal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copyright 2015 jmrozanec licensed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maps given weekday to representation hold by this instance. <text:s/>@param targetweekdaydefinition - referred weekday @param dayofweek <text:s text:c="14"/>- day of week to be mapped. value corresponds to this instance mapping. @return - int result</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copyright 2015 jmrozanec licensed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performs weekday mapping between two weekday definitions. <text:s/>@param source <text:s/>- source @param target <text:s/>- target weekday definition @param weekday - value in source range. @return int - mapped valu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copyright 2014 jmrozanec licensed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description strategy to handle cases on how to present cron information in a human readable format.</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provide a human readable description. <text:s/>@return human readable description - string</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given a {@linkplain fieldexpression}, provide a {@linkplain string} with a human readable description. will identify {@linkplain fieldexpression} subclasses and delegate. <text:s/>@param fieldexpression - cronfieldexpression instance - not null @return human readable description - string</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given a {@linkplain fieldexpression}, provide a {@linkplain string} with a human readable description. will identify {@linkplain fieldexpression} subclasses and delegate. <text:s/>@param fieldexpression - cronfieldexpression instance - not null @param and <text:s text:c="12"/>- boolean expression that indicates if description should fit an `and` context @return human readable description - string</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provide a human readable description for always instance. <text:s/>@param always - always @return human readable description - string</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provide a human readable description for and instance. <text:s/>@param and - and @return human readable description - string</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provide a human readable description for between instance. <text:s/>@param between - between @return human readable description - string</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provide a human readable description for every instance. <text:s/>@param every - every @return human readable description - string</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provide a human readable description for on instance. <text:s/>@param on - on @return human readable description - string</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given an int, will return a nominal value. example: 1 in weeks context, may mean `monday`, so nominal value for 1 would be `monday` default will return int as string <text:s/>@param fieldvalue - some fieldvalue @return string</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creates human readable description for and element. <text:s/>@param builder <text:s text:c="4"/>- stringbuilder instance to which description will be appended @param expressions - field expressions @return same stringbuilder instance as parameter</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copyright 2014 jmrozanec licensed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provides human readable description for a given cron.</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constructor creating a descriptor for given resourcebundle. <text:s/>@param resourcebundle - resourcebundle which contains descriptions</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constructor creating a descriptor for given locale. <text:s/>@param locale - locale in which descriptions are given</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default constructor. considers locale.uk as default local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provide a description of given cronfieldparseresult list. <text:s/>@param cron - cron instance, never null if null, will throw nullpointerexception @return description - string</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provide description for hours, minutes and seconds. <text:s/>@param fields - fields to describe; @return description - string</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provide description for day of month. <text:s/>@param fields - fields to describe; @return description - string</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provide description for month. <text:s/>@param fields - fields to describe; @return description - string</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provide description for day of week. <text:s/>@param fields - fields to describe; @return description - string</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provide description for a year. <text:s/>@param fields - fields to describe; @return description - string</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creates an instance with uk locale. <text:s/>@return crondescriptor - never null.</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creates and instance with given locale. <text:s/>@param locale - locale in which descriptions will be given @return crondescriptor - never null.</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gets the current resource bundle that is in use to allow custom reuse of text phrases. <text:s/>@return resourcebundle - never null.</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case: every second</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case: every minute at x second</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case: at minute x</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case: 11:45</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case: 11:30:45</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case: 11:30:00 -&gt; 11:30</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11 -&gt; 11:00</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case: every minute between 11:00 and 11:10</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case: every second between 11:00 and 11:10</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case: every x minutes</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case: every x hours</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every hour</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case: every second at minute 00</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every</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case: every second at minute 00 and every x minutes</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every</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case: every second at x, y and z hours</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every</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copyright 2014 jmrozanec licensed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strategy to provide a human readable description to hh:mm:ss variations.</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constructor. <text:s/>@param bundle <text:s/>- locale considered when creating the description @param hours <text:s text:c="2"/>- cronfieldexpression for hours. if no instance is provided, an always instance is created. @param minutes - cronfieldexpression for minutes. if no instance is provided, an always instance is created. @param seconds - cronfieldexpression for seconds. if no instance is provided, an on instance is created.</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give an expression instance, will return it if is not null. otherwise will return the defaultexpression; <text:s/>@param expression <text:s text:c="7"/>- cronfieldexpression instance; may be null @param defaultexpression - cronfieldexpression, never null; @return the given expression or the given defaultexpression in case the given expression is {@code null}</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registers functions that map timefields to a human readable description.</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contains cronfieldexpression instances for hours, minutes and seconds.</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checks if on instance has a default value. <text:s/>@param on - on instance @return boolean - true if time value matches a default; false otherwis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copyright 2014 jmrozanec licensed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description strategy where a cron field number can be mapped to a name. ex.: days of week or months</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constructor. <text:s/>@param bundle <text:s text:c="14"/>- locale in which description should be given @param nominalvaluefunction - function that maps integer to string. the function should return `` if does not match criteria, or the description otherwise. @param expression <text:s text:c="10"/>- cronfieldexpression instance, the expression to be described.</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allows to provide a specific description to handle a cronfieldexpression instance. <text:s/>@param desc - function that maps cronfieldexpression to string. the function should return `` if does not match criteria, or the description otherwise. @return nominaldescriptionstrategy, this instanc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todo save the description?</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given a cronfieldexpression, provide a string with a human readable description. will identify cronfieldexpression subclasses and delegate. <text:s/>@param fieldexpression - cronfieldexpression instance - not null @return human readable description - string</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given a cronfieldexpression, provide a string with a human readable description. will identify cronfieldexpression subclasses and delegate. <text:s/>@param fieldexpression - cronfieldexpression instance - not null @param and <text:s text:c="12"/>- boolean expression that indicates if description should fit an `and` context @return human readable description - string</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provide a human readable description for always instance. <text:s/>@param always - always @return human readable description - string</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provide a human readable description for and instance. <text:s/>@param and - and @return human readable description - string</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provide a human readable description for between instance. <text:s/>@param between - between @return human readable description - string</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provide a human readable description for on instance. <text:s/>@param on - on @return human readable description - string</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given an int, will return a nominal value. example: 1 in weeks context, may mean `monday`, so nominal value for 1 would be `monday` default will return int as string <text:s/>@param fieldvalue - some fieldvalue @return string</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creates human readable description for and element. <text:s/>@param builder <text:s text:c="4"/>- stringbuilder instance to which description will be appended @param expressions - field expressions @return same stringbuilder instance as parameter</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provide a human readable description for every instance. <text:s/>@param every - every @return human readable description - string</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copyright 2014 jmrozanec licensed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creates description strategy for days of week. <text:s/>@param bundle <text:s text:c="4"/>- locale @param expression - cronfieldexpression @return - descriptionstrategy instance, never null</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creates description strategy for days of month. <text:s/>@param bundle <text:s text:c="4"/>- locale @param expression - cronfieldexpression @return - descriptionstrategy instance, never null</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creates description strategy for months. <text:s/>@param bundle <text:s text:c="4"/>- locale @param expression - cronfieldexpression @return - descriptionstrategy instance, never null</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creates nominal description strategy. <text:s/>@param bundle <text:s text:c="4"/>- locale @param expression - cronfieldexpression @return - descriptionstrategy instance, never null</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creates description strategy for hh:mm:ss. <text:s/>@param bundle - locale @return - descriptionstrategy instance, never null</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copyright 2019 fahmpeermoh licensed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copyright 2019 fahmpeermoh licensed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copyright 2019 fahmpeermoh licensed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copyright 2019 fahmpeermoh licensed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font-size="10pt" fo:language="nl" fo:country="NL" style:font-name-asian="Noto Sans CJK SC" style:font-size-asian="10pt" style:language-asian="zh" style:country-asian="CN" style:font-name-complex="Lohit Devanagari"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nl" fo:country="NL" style:letter-kerning="true" style:font-family-asian="'DejaVu Sans'" style:font-family-generic-asian="system" style:font-pitch-asian="variable" style:font-size-asian="12pt" style:language-asian="zh" style:country-asian="CN" style:font-family-complex="'DejaVu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Lohit Devanagari" style:font-family-complex="'Lohit Devanagari'"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10-15">00-00-0000</text:date>, <text:time style:data-style-name="N2" text:time-value="21:36:08.830006392">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3-10-15T21:37:45.420903436</dc:date>
    <meta:editing-duration>PT1H26M31S</meta:editing-duration>
    <meta:editing-cycles>6</meta:editing-cycles>
    <meta:generator>LibreOffice/7.6.2.1$Linux_X86_64 LibreOffice_project/60$Build-1</meta:generator>
    <meta:document-statistic meta:table-count="1" meta:cell-count="1793" meta:object-count="0"/>
  </office:meta>
</office:document-meta>
</file>